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1.32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14cm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01cm" svg:height="0.962cm" svg:x="6.334cm" svg:y="1.752cm">
          <draw:text-box>
            <text:p>Conversion Workflow</text:p>
          </draw:text-box>
        </draw:frame>
        <draw:custom-shape draw:name="Start-End" draw:style-name="gr2" draw:text-style-name="P3" xml:id="id1" draw:id="id1" draw:layer="layout" svg:width="3cm" svg:height="1cm" svg:x="1.986cm" svg:y="4.947cm">
          <text:p text:style-name="P2"><text:span text:style-name="T1">Download</text:span></text:p>
          <text:p text:style-name="P2"><text:span text:style-name="T1">submiss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ecision" draw:style-name="gr3" draw:text-style-name="P3" xml:id="id6" draw:id="id6" draw:layer="layout" svg:width="3cm" svg:height="2cm" svg:x="1.952cm" svg:y="12.62cm">
          <text:p text:style-name="P2"><text:span text:style-name="T1">in convert</text:span></text:p>
          <text:p text:style-name="P2"><text:span text:style-name="T1">secti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1" draw:style-name="gr4" draw:text-style-name="P3" xml:id="id3" draw:id="id3" draw:layer="layout" svg:width="3cm" svg:height="2cm" svg:x="7.334cm" svg:y="8.525cm">
          <text:p text:style-name="P2"><text:span text:style-name="T1">In ignore</text:span></text:p>
          <text:p text:style-name="P2"><text:span text:style-name="T1">secti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ecision 2" draw:style-name="gr5" draw:text-style-name="P3" xml:id="id4" draw:id="id4" draw:layer="layout" svg:width="3cm" svg:height="2cm" svg:x="7.286cm" svg:y="12.62cm">
          <text:p text:style-name="P2"><text:span text:style-name="T1">in private</text:span></text:p>
          <text:p text:style-name="P2"><text:span text:style-name="T1">secti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Document" draw:style-name="gr6" draw:text-style-name="P3" xml:id="id5" draw:id="id5" draw:layer="layout" svg:width="3cm" svg:height="2cm" svg:x="12.239cm" svg:y="12.62cm">
          <text:p text:style-name="P2"><text:span text:style-name="T1">Write to</text:span></text:p>
          <text:p text:style-name="P2"><text:span text:style-name="T1">GeoJson</text:span></text:p>
          <text:p text:style-name="P2"><text:span text:style-name="T1">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Document 1" draw:style-name="gr7" draw:text-style-name="P3" xml:id="id9" draw:id="id9" draw:layer="layout" svg:width="3cm" svg:height="2cm" svg:x="6.334cm" svg:y="23.86cm">
          <text:p text:style-name="P2"><text:span text:style-name="T1">Write to</text:span></text:p>
          <text:p text:style-name="P2"><text:span text:style-name="T1">OSM XML</text:span></text:p>
          <text:p text:style-name="P2"><text:span text:style-name="T1">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External-Data" draw:style-name="gr8" draw:text-style-name="P3" xml:id="id2" draw:id="id2" draw:layer="layout" svg:width="3cm" svg:height="2cm" svg:x="7.334cm" svg:y="5cm">
          <text:p text:style-name="P2"><text:span text:style-name="T1">Read line</text:span></text:p>
          <text:p text:style-name="P2"><text:span text:style-name="T1">from fil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9" draw:text-style-name="P4" draw:layer="layout" svg:x1="4.986cm" svg:y1="5.447cm" svg:x2="7.334cm" svg:y2="6cm" draw:start-shape="id1" draw:end-shape="id2" draw:end-glue-point="5" svg:d="M4986 5447h1175v553h1173" svg:viewBox="0 0 2349 554">
          <text:p/>
        </draw:connector>
        <draw:connector draw:style-name="gr9" draw:text-style-name="P4" draw:layer="layout" svg:x1="8.834cm" svg:y1="7cm" svg:x2="8.834cm" svg:y2="8.525cm" draw:start-shape="id2" draw:start-glue-point="6" draw:end-shape="id3" draw:end-glue-point="4" svg:d="M8834 7000v1525" svg:viewBox="0 0 1 1526">
          <text:p/>
        </draw:connector>
        <draw:connector draw:style-name="gr10" draw:text-style-name="P4" draw:layer="layout" draw:line-skew="0.818cm" svg:x1="10.334cm" svg:y1="9.525cm" svg:x2="9.834cm" svg:y2="6cm" draw:start-shape="id3" draw:start-glue-point="7" draw:end-shape="id2" draw:end-glue-point="7" svg:d="M10334 9525h1334v-3525h-1834" svg:viewBox="0 0 1835 3526">
          <text:p text:style-name="P4"/>
        </draw:connector>
        <draw:frame draw:style-name="gr11" draw:text-style-name="P1" draw:layer="layout" svg:width="1.524cm" svg:height="0.962cm" svg:x="10.144cm" svg:y="8.42cm">
          <draw:text-box>
            <text:p>yes</text:p>
          </draw:text-box>
        </draw:frame>
        <draw:frame draw:style-name="gr12" draw:text-style-name="P1" draw:layer="layout" svg:width="1.333cm" svg:height="0.962cm" svg:x="8.81cm" svg:y="10.706cm">
          <draw:text-box>
            <text:p>no</text:p>
          </draw:text-box>
        </draw:frame>
        <draw:connector draw:style-name="gr9" draw:text-style-name="P4" draw:layer="layout" svg:x1="8.834cm" svg:y1="10.525cm" svg:x2="8.786cm" svg:y2="12.62cm" draw:start-shape="id3" draw:start-glue-point="6" draw:end-shape="id4" draw:end-glue-point="4" svg:d="M8834 10525v1048h-48v1047" svg:viewBox="0 0 49 2096">
          <text:p/>
        </draw:connector>
        <draw:connector draw:style-name="gr9" draw:text-style-name="P4" draw:layer="layout" svg:x1="10.286cm" svg:y1="13.62cm" svg:x2="12.239cm" svg:y2="13.62cm" draw:start-shape="id4" draw:start-glue-point="7" draw:end-shape="id5" svg:d="M10286 13620h1953" svg:viewBox="0 0 1954 1">
          <text:p/>
        </draw:connector>
        <draw:connector draw:style-name="gr9" draw:text-style-name="P4" draw:layer="layout" svg:x1="13.739cm" svg:y1="12.62cm" svg:x2="9.834cm" svg:y2="6cm" draw:start-shape="id5" draw:start-glue-point="4" draw:end-shape="id2" draw:end-glue-point="7" svg:d="M13739 12620v-6620h-3905" svg:viewBox="0 0 3906 6621">
          <text:p/>
        </draw:connector>
        <draw:custom-shape draw:name="Decision 3" draw:style-name="gr13" draw:text-style-name="P3" xml:id="id7" draw:id="id7" draw:layer="layout" svg:width="3cm" svg:height="2cm" svg:x="1.952cm" svg:y="16.049cm">
          <text:p text:style-name="P2"><text:span text:style-name="T1">If tag</text:span></text:p>
          <text:p text:style-name="P2"><text:span text:style-name="T1"><text:s/></text:span><text:span text:style-name="T1">matches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1" draw:text-style-name="P1" draw:layer="layout" svg:width="1.524cm" svg:height="0.962cm" svg:x="10.525cm" svg:y="12.42cm">
          <draw:text-box>
            <text:p>yes</text:p>
          </draw:text-box>
        </draw:frame>
        <draw:frame draw:style-name="gr12" draw:text-style-name="P1" draw:layer="layout" svg:width="1.333cm" svg:height="0.962cm" svg:x="5.381cm" svg:y="12.42cm">
          <draw:text-box>
            <text:p>no</text:p>
          </draw:text-box>
        </draw:frame>
        <draw:connector draw:style-name="gr9" draw:text-style-name="P4" draw:layer="layout" svg:x1="7.286cm" svg:y1="13.62cm" svg:x2="4.952cm" svg:y2="13.62cm" draw:start-shape="id4" draw:start-glue-point="5" draw:end-shape="id6" draw:end-glue-point="7" svg:d="M7286 13620h-2334" svg:viewBox="0 0 2335 1">
          <text:p/>
        </draw:connector>
        <draw:connector draw:style-name="gr9" draw:text-style-name="P4" draw:layer="layout" svg:x1="3.452cm" svg:y1="14.62cm" svg:x2="3.452cm" svg:y2="16.049cm" draw:start-shape="id6" draw:start-glue-point="6" draw:end-shape="id7" draw:end-glue-point="4" svg:d="M3452 14620v1429" svg:viewBox="0 0 1 1430">
          <text:p/>
        </draw:connector>
        <draw:custom-shape draw:name="Data" draw:style-name="gr14" draw:text-style-name="P3" xml:id="id8" draw:id="id8" draw:layer="layout" svg:width="3cm" svg:height="2cm" svg:x="1.619cm" svg:y="19.859cm">
          <text:p text:style-name="P2"><text:span text:style-name="T1">Get tag</text:span></text:p>
          <text:p text:style-name="P2"><text:span text:style-name="T1"><text:s/></text:span><text:span text:style-name="T1">value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4" draw:layer="layout" svg:x1="3.452cm" svg:y1="18.049cm" svg:x2="3.419cm" svg:y2="19.859cm" draw:start-shape="id7" draw:start-glue-point="6" draw:end-shape="id8" draw:end-glue-point="4" svg:d="M3452 18049v906h-33v904" svg:viewBox="0 0 34 1811">
          <text:p/>
        </draw:connector>
        <draw:frame draw:style-name="gr11" draw:text-style-name="P1" draw:layer="layout" svg:width="1.524cm" svg:height="0.962cm" svg:x="1.571cm" svg:y="14.897cm">
          <draw:text-box>
            <text:p>yes</text:p>
          </draw:text-box>
        </draw:frame>
        <draw:connector draw:style-name="gr15" draw:text-style-name="P4" draw:layer="layout" draw:line-skew="1.056cm" svg:x1="9.334cm" svg:y1="24.86cm" svg:x2="4.952cm" svg:y2="17.049cm" draw:start-shape="id9" draw:start-glue-point="7" draw:end-shape="id7" draw:end-glue-point="7" svg:d="M9334 24860h1572v-7811h-5954" svg:viewBox="0 0 5955 7812">
          <text:p/>
        </draw:connector>
        <draw:frame draw:style-name="gr16" draw:text-style-name="P1" draw:layer="layout" svg:width="1.333cm" svg:height="0.962cm" svg:x="11.097cm" svg:y="20.421cm">
          <draw:text-box>
            <text:p>no</text:p>
          </draw:text-box>
        </draw:frame>
        <draw:frame draw:style-name="gr17" draw:text-style-name="P1" draw:layer="layout" svg:width="1.524cm" svg:height="0.962cm" svg:x="1.571cm" svg:y="18.526cm">
          <draw:text-box>
            <text:p>yes</text:p>
          </draw:text-box>
        </draw:frame>
        <draw:custom-shape draw:name="Process" draw:style-name="gr18" draw:text-style-name="P3" xml:id="id10" draw:id="id10" draw:layer="layout" svg:width="3cm" svg:height="2cm" svg:x="1.619cm" svg:y="23.86cm">
          <text:p text:style-name="P2"><text:span text:style-name="T1">C</text:span><text:span text:style-name="T1">on</text:span><text:span text:style-name="T1">ve</text:span><text:span text:style-name="T1">rt </text:span><text:span text:style-name="T1">ta</text:span><text:span text:style-name="T1">g</text:span></text:p>
          <text:p text:style-name="P2"><text:span text:style-name="T1">an</text:span><text:span text:style-name="T1">d </text:span><text:span text:style-name="T1">va</text:span><text:span text:style-name="T1">lu</text:span><text:span text:style-name="T1">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5" draw:text-style-name="P4" draw:layer="layout" svg:x1="3.119cm" svg:y1="23.86cm" svg:x2="3.119cm" svg:y2="21.859cm" draw:start-shape="id10" draw:start-glue-point="4" draw:end-shape="id8" draw:end-glue-point="8" svg:d="M3119 23860v-2001" svg:viewBox="0 0 1 2002">
          <text:p/>
        </draw:connector>
        <draw:connector draw:style-name="gr15" draw:text-style-name="P4" draw:layer="layout" svg:x1="6.334cm" svg:y1="24.86cm" svg:x2="4.619cm" svg:y2="24.86cm" draw:start-shape="id9" draw:start-glue-point="5" draw:end-shape="id10" draw:end-glue-point="7" svg:d="M6334 24860h-1715" svg:viewBox="0 0 1716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07:31:55.254444736</meta:creation-date>
    <dc:date>2023-08-29T12:04:15.019239554</dc:date>
    <meta:editing-duration>PT4H32M17S</meta:editing-duration>
    <meta:editing-cycles>10</meta:editing-cycles>
    <meta:generator>LibreOffice/7.5.5.2$Linux_X86_64 LibreOffice_project/50$Build-2</meta:generator>
    <meta:document-statistic meta:object-count="30"/>
  </office:meta>
</office:document-meta>
</file>